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style:font-size-asian="12pt" style:font-size-complex="12pt"/>
    </style:style>
    <style:style style:name="P4" style:family="paragraph" style:parent-style-name="Standard" style:list-style-name="L1">
      <style:text-properties fo:font-size="12pt" style:font-size-asian="12pt" style:font-size-complex="12pt"/>
    </style:style>
    <style:style style:name="P5" style:family="paragraph" style:parent-style-name="Standard" style:list-style-name="L2">
      <style:text-properties fo:font-size="12pt" style:font-size-asian="12pt" style:font-size-complex="12pt"/>
    </style:style>
    <style:style style:name="P6" style:family="paragraph" style:parent-style-name="Standard" style:list-style-name="L3">
      <style:text-properties fo:font-size="12pt" style:font-size-asian="12pt" style:font-size-complex="12pt"/>
    </style:style>
    <style:style style:name="T1" style:family="text">
      <style:text-properties fo:font-size="12pt" style:font-size-asian="12pt" style:font-size-complex="12pt"/>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culative Fiction Rewrite -</text:p>
      <text:p text:style-name="P2"/>
      <text:p text:style-name="P2">“Do not follow another author's writing routines. Make sure to use your own styles and adapt those routines to your own styling. Reader interpretations and their beliefs constitute good feedback that matters.” In speculative fiction there are many genres and thus many interpretations. To get and create your own stylings is a key part of proper and significant fiction writing.</text:p>
      <text:p text:style-name="P2"/>
      <text:p text:style-name="P2">The Subgenre Freewrite - </text:p>
      <text:p text:style-name="P2"/>
      <text:p text:style-name="P2"><text:s text:c="6"/>1) Spend at least 30 minutes consistently every day to iron out your own styles on genre based stories</text:p>
      <text:p text:style-name="P2"><text:s text:c="6"/>2) Write and rewrite story setting(s) and character informations to develop story/character arcs, you can do edits after this</text:p>
      <text:list xml:id="list5820311274636621655" text:style-name="L1">
        <text:list-item>
          <text:p text:style-name="P4">Descriptions and too much focus on detailing is not as important as getting your ideas on the page. You can edit to iron out detailing at a later time in some cases</text:p>
        </text:list-item>
        <text:list-item>
          <text:p text:style-name="P4">some thing may be difficult to get ideas out, but make sure to write quickly to not waste time on stuff that difficult to be translate</text:p>
        </text:list-item>
        <text:list-item>
          <text:p text:style-name="P4">Incorporate the lists and charts</text:p>
        </text:list-item>
        <text:list-item>
          <text:p text:style-name="P4">Take the rewrites more seriously than the initial draft, since getting ideas on the page takes priority</text:p>
        </text:list-item>
      </text:list>
      <text:p text:style-name="P2"/>
      <text:p text:style-name="P2">Characters in the story <text:s/>- </text:p>
      <text:list xml:id="list6688950677603232416" text:style-name="L2">
        <text:list-item>
          <text:p text:style-name="P5">Purp of the sewage – A demonic dude in the swamp who likes researches about the other places and worlds surrounding his swamp world.</text:p>
        </text:list-item>
        <text:list-item>
          <text:p text:style-name="P5">Megumi Ten-Sen – A feminine boy in his late teens from Ledesun, the capital city bordering a mystical Japanese-esque land</text:p>
        </text:list-item>
        <text:list-item>
          <text:p text:style-name="P5">Reika Tachibana – In a increasingly growing world that has many new strange things happening and new visitors, some who stay, one can assume that many things, but discovering is in the combinations as Reika says. An uncanny girl upperclassman in the a prestigious highschool who bring together the norms of rural culture and city life</text:p>
        </text:list-item>
        <text:list-item>
          <text:p text:style-name="P5">Tatsunori Kon Ni-sen Oku – A boy who appears to be a girl who currently serves as the existing shrine maiden in Hiraizumi shrine. Likes to show up iconically next to the Torii nearby the stone staircase leading up to prefecture (borders the town).</text:p>
        </text:list-item>
        <text:list-item>
          <text:p text:style-name="P5">Shuuji Shima – A fuchsia haired boy with ouran eyes who a very talented arcade gamer but really likes going to the beach especially with the longer summers. He is very popular with his classmates and is constantly berated by them to get into modeling.</text:p>
        </text:list-item>
        <text:list-item>
          <text:p text:style-name="P5">Kallen Benio – Unpopular and shying away from the crowds and clubs of the school, Kallen is a well read pop idol whose more multi-talented than meets the eye. She works well with others and is someone who seems to have a strange obsession with blood. Seems to have lots of blood artifacts and baubles from other places. Stays in the general area of the shopping district for seemingly long time. Gets a lot of flack for it</text:p>
        </text:list-item>
        <text:list-item>
          <text:p text:style-name="P5">Eri Shirakawago – Hailing from the Fushimi region, this suburban boy is solely obsessed with cute dolls and making popular idol accessories. He has sun hair and sky eyes. Does not like common thing but likes common notions about them. Ends up skipping class a lot</text:p>
        </text:list-item>
        <text:list-item>
          <text:p text:style-name="P5">Shizuku Miyajima – A dark haired boy who shows up at anime conventions often. He is often seen sporting the wooden sword that he spars with. In spite of his shy demeanor he is often seen with a group of people too interested in his life. On the other side of the city often, in the retro zone playing somewhat outdated games that are popular</text:p>
        </text:list-item>
        <text:list-item>
          <text:p text:style-name="P5"><text:soft-page-break/>Shinti Obluno – An attractive model who enjoys painting as well as being a part of the liveliness in the area. He prefers to watch people play games in the arcade instead of playing. Is on the internet a lot, but spends little time on homework assignments. Seems to spend the most time on them by general consensus. Does not skip class too often</text:p>
        </text:list-item>
        <text:list-item>
          <text:p text:style-name="P5">Chiya Yume – In Shujin the way of life is endearing. There are many people that have a lot to say but Chiya listens to very little. She is often hanging out with her friends</text:p>
        </text:list-item>
        <text:list-item>
          <text:p text:style-name="P5">Sybano Yume – Shujin's potential idol, with overhanging popularity as she one time said. Does not like the spotlights</text:p>
        </text:list-item>
        <text:list-item>
          <text:p text:style-name="P5">Asirpa Tsukishima – Likes connecting people together in disparate friend-groups. Is discrete about influencing too much happenings in school and arcade area. Does not go to shopping without lots of peoples</text:p>
        </text:list-item>
        <text:list-item>
          <text:p text:style-name="P5">Hima Benio – An attractive model </text:p>
        </text:list-item>
        <text:list-item>
          <text:p text:style-name="P5">Inori Ryuji - </text:p>
        </text:list-item>
        <text:list-item>
          <text:p text:style-name="P5">Akade Usanofu – A student at Shuchiin</text:p>
        </text:list-item>
        <text:list-item>
          <text:p text:style-name="P5">Isuno Shidosu - </text:p>
        </text:list-item>
        <text:list-item>
          <text:p text:style-name="P5"><text:s/>Kyuumonji Kujaiwa – A teacher researcher of strange topics</text:p>
        </text:list-item>
        <text:list-item>
          <text:p text:style-name="P5"><text:s/>Kaedo Fuchi - </text:p>
        </text:list-item>
        <text:list-item>
          <text:p text:style-name="P5">Turako Noibito – One of few people who pioneer playing cards in arcade, but got in argument with the instructor for trading cards sometime back. Does a lot of sketching in the rural area</text:p>
        </text:list-item>
        <text:list-item>
          <text:p text:style-name="P5"><text:s/>Shikon Subate – </text:p>
        </text:list-item>
        <text:list-item>
          <text:p text:style-name="P5"><text:s/>asunoi Hugatuo – A mock fighter and samurai</text:p>
        </text:list-item>
        <text:list-item>
          <text:p text:style-name="P5">Retoshi Sudio – A studio artist and criticist of certain norms in the anime industry, quit playing games for a while to pursue the goal and other things in school.</text:p>
        </text:list-item>
        <text:list-item>
          <text:p text:style-name="P5">Sotuto – A performing arts student that dresses up as a tree from time to time</text:p>
        </text:list-item>
        <text:list-item>
          <text:p text:style-name="P5"><text:s/>Ran Itou – Someone who is quiet and aspires to be a mangaka artist. Is part of a girl's group</text:p>
        </text:list-item>
        <text:list-item>
          <text:p text:style-name="P5">Masuto Nigori – A chef who draws the line often and kicks people out of his shop, does not like people who stay there too long without buying stuff</text:p>
        </text:list-item>
        <text:list-item>
          <text:p text:style-name="P5"><text:s/>Atae Jifaita – Someone who play lots of retro game on defunct or expire game system, does not like to buy stuff on his own. Asks a lot of questions about people's playstyle in the arcade. Does not really play games in the arcade though, except rhythm games</text:p>
        </text:list-item>
        <text:list-item>
          <text:p text:style-name="P5">Suno Itsuo – Owns the Itsuo Arcade. Eccentric and trendy</text:p>
        </text:list-item>
      </text:list>
      <text:p text:style-name="P2"/>
      <text:p text:style-name="P2"/>
      <text:p text:style-name="P2">Minor characters in the story -</text:p>
      <text:list xml:id="list581417441415532841" text:style-name="L3">
        <text:list-item>
          <text:p text:style-name="P6">Kaizo Higashikata – He is a very involved boy with a tendency to pick up and drop clubs and classes. He has gold eyes and night colored hair.</text:p>
        </text:list-item>
        <text:list-item>
          <text:p text:style-name="P6">Guy Ichinose – A frequenter of the classic literature club and good at arcade games, Guy tells people he only cares about his props.</text:p>
        </text:list-item>
        <text:list-item>
          <text:p text:style-name="P6">Yanagi Nori - Often on a quiet side, but frequently excitable. She likes to be a part of arcade competition but usually watches.</text:p>
        </text:list-item>
        <text:list-item>
          <text:p text:style-name="P6">Kiseno – Likes to go to arcades and meet club goers but is shy. Has dark eyes and night hair. Hates attention.</text:p>
        </text:list-item>
        <text:list-item>
          <text:p text:style-name="P6">Raben – Bored of final term in high school, he often skips classes that are just not fun to him. Spars with the monks at the nearby castle</text:p>
        </text:list-item>
        <text:list-item>
          <text:p text:style-name="P6">Subaya Kutsushita – He was banned from the popular cafe for redesigning parts of the store. Stopped going there as much after he became a backup dancer for a popular idol group</text:p>
        </text:list-item>
        <text:list-item>
          <text:p text:style-name="P6">Sibuyuna Sahayo – Started last in his class from 'not tryharding' as he said, but then gained motivation after getting into modern arcade games</text:p>
        </text:list-item>
        <text:list-item>
          <text:p text:style-name="P6">Nisano – Some asshole who only plays games for fun and for the lack of shit going on in the <text:soft-page-break/>area. Has a tendency towards exhibiting skill only 'situationally'</text:p>
        </text:list-item>
        <text:list-item>
          <text:p text:style-name="P6">Jergogwi – Only accepted into the tutelage of 'one-famous sushi shef' to undergo rigorous preperative work training. Exhibits uncommon skill among coloured-folk</text:p>
        </text:list-item>
        <text:list-item>
          <text:p text:style-name="P6">Nijimu 'Nigahiga' – 'Stole' or better yet borrowed a common name from a popular yourtuber. A decent looking guy in his mid-20's who tries a little bit too hard at the wrong times in the arcades. Has decent amounts of reputability with good circles</text:p>
        </text:list-item>
        <text:list-item>
          <text:p text:style-name="P6">Johnny Mugen – A true to his name side character. Somewhat humble in spite of his rugged appearance and good amount of skill at games in general. Good at omens and 'the like'</text:p>
        </text:list-item>
        <text:list-item>
          <text:p text:style-name="P6">Isuno Obluto – Well liked for his swagger and quiet nonchalantness. Tends to show up on occasion at the arcade.</text:p>
        </text:list-item>
        <text:list-item>
          <text:p text:style-name="P6">Giru Kusoku – Annoys people with his suboptimal choice in clothing sometime back, but then people start to accept his linear stylings.</text:p>
        </text:list-item>
        <text:list-item>
          <text:p text:style-name="P6"><text:s/>Togu Chumuso – A tremendously successful gamer in grinders, but very lacking in mmorpg setting, trains often in private to become more skill. One time he bought lots of card game trading cards, and annoy Giru about it since he lucked out.</text:p>
        </text:list-item>
        <text:list-item>
          <text:p text:style-name="P6">Nagane Lopi – Someone who plays lots of character but is singular in approach. Brought more cardgame popularity to fit the school setting</text:p>
        </text:list-item>
        <text:list-item>
          <text:p text:style-name="P6">Nagane Suhohara – Talks to a lot of people</text:p>
        </text:list-item>
        <text:list-item>
          <text:p text:style-name="P6">Nodansou – arcade assistant</text:p>
        </text:list-item>
        <text:list-item>
          <text:p text:style-name="P6">Matsuoka Tsuyoshi – Monk in the area that is also a doctor. Has a humorous demeanor that can make him lose at video games. Quite good at modern fighting games and some of the earlier retro titles related to them.</text:p>
        </text:list-item>
        <text:list-item>
          <text:p text:style-name="P6">Akoga Sumirishi – Knows lots of people loosely. Loosens up tensions with the environment and people. Seems a bit one-trick but is extremely well rounded</text:p>
        </text:list-item>
        <text:list-item>
          <text:p text:style-name="P6">Poolman – Goes by strange nickname, does rounds at the pool and is quite wealthy in spite of his name. People know him as a poolman even outside his job</text:p>
        </text:list-item>
        <text:list-item>
          <text:p text:style-name="P6">Kohana – A girl who likes to go to the countryside</text:p>
        </text:list-item>
        <text:list-item>
          <text:p text:style-name="P6"><text:s/>Bosoto Konn – Likes doing VR quest and phone quest in real world, gets annoyed at a lot of times at random things</text:p>
        </text:list-item>
        <text:list-item>
          <text:p text:style-name="P6"><text:s/>Senbei Gaio – Spent lots of time meandering in random places out of the city area, came back to prevent getting evicted when forgot to pay rent seemingly at the last second. Still lives in the same areas</text:p>
        </text:list-item>
        <text:list-item>
          <text:p text:style-name="P6">Senbei Shinose – Critical of organizational structure within the offices nearby is what he talked about for a good 2 months. Someone once convinced him to get a haircut as opposed to talk to other people about their haircuts. So he ended up getting a haircut after a long time</text:p>
        </text:list-item>
        <text:list-item>
          <text:p text:style-name="P6">Punosae – A questionably skilled teacher who has a number of assistants doing all the work for him. Quite well versed in traditional styles</text:p>
        </text:list-item>
        <text:list-item>
          <text:p text:style-name="P6">Muji – Man with skill in making new age design, works with Punosae to decorate rooms in school and nearby. Teaches others how to fundamental design. Complains often about lack of talent, but people don't interested in learning some of the design annoy him</text:p>
        </text:list-item>
        <text:list-item>
          <text:p text:style-name="P6">Bob Gano – Disliked outsourcing from other countries. Ended up moving to Japan due to job. Worked at the school doing redecoration work he learned from the janitor after the company got purchased by another conglomerate</text:p>
        </text:list-item>
        <text:list-item>
          <text:p text:style-name="P6">Punizo Unado – Lived on a beach with a cast of very talented basket weavers gathering salt that would later be sold to high end places nearby. Knew a shaman</text:p>
        </text:list-item>
        <text:list-item>
          <text:p text:style-name="P6">The Dye Man – Spends a lot of time in shops looking for clothing for upcoming events. His name roughly translates to Senryu Otoko, the Senryu meaning 'someone who sees' and the “to”, 'to manage'</text:p>
        </text:list-item>
      </text:list>
      <text:p text:style-name="P2"/>
      <text:p text:style-name="P2"><text:soft-page-break/>30) 'Gogito' Mekuno – works at a trendy hobbyist shop in Nakano known for its social scene. Known for making many various creative designs</text:p>
      <text:p text:style-name="P2"/>
      <text:p text:style-name="P2"/>
      <text:p text:style-name="P2">Synopsis - </text:p>
      <text:p text:style-name="P2">It begins in Nakano, in a scene inside an arcade.</text:p>
      <text:p text:style-name="P2"/>
      <text:p text:style-name="P2">Places of note - </text:p>
      <text:p text:style-name="P2"/>
      <text:p text:style-name="Standard"><text:span text:style-name="T1">Nakano – A major city in a central group of happenings. In spite of the location, many know of it as home to Shuchiin Academy and always one and a few other things. A popular tourist destination and getaway spot above that. Has two sister cities, the one in the Nagoya prefecture being a bit of stretch. Since it is the main goto place in the Sijuya prefecture, many 'prefects' as they are called establish norms. The popularity of people is based on primarily 'game skill' as well as fashion idolism as it is called</text:span>. Lots of people tend to go to and from this location to explore and have fun</text:p>
      <text:p text:style-name="P2"/>
      <text:p text:style-name="P2">Sijuya Prefecture – At the outskirts of Sijuya, bordering on the Niyahama prefectural areas – undergoes a lot of work and development. A popular spot for people to relax or explore and/or both</text:p>
      <text:p text:style-name="P2"/>
      <text:p text:style-name="P2">Jafuroi – a mini area, near a minor town and village. Passerbyers know the place for its traditions. Has been reported to have several hauntings</text:p>
      <text:p text:style-name="P2"/>
      <text:p text:style-name="P2">Shuchiin Academy – Something that has always piqued the curiousity of the upperclassman elite. Has a sister school in the Nagoya prefecture. Seems to have similarity to some of the more traditional academy style like class chair layouts</text:p>
      <text:p text:style-name="P2"/>
      <text:p text:style-name="P2">Nashoshiji – Quiet prefecture within walking distance of on the more popular village area</text:p>
      <text:p text:style-name="P2"/>
      <text:p text:style-name="P2"/>
      <text:p text:style-name="P2">Sumatsi – A lively village near the water that has a lot to do with festivals. People here like to decorate and adorn both their living spaces and sometimes the forested areas around them. Has a urban-esque feel to a lot of the areas which connects it to Nakano.</text:p>
      <text:p text:style-name="P2"/>
      <text:p text:style-name="P2">Sagoya – <text:s/>One of 'the' major cities, with a sister school to Shuchiin Academy. Has a lot of shit going on in it. Has some dangerous parts in the outer cityscape bordering on the less regulated parts of the Nagoya prefecture. </text:p>
      <text:p text:style-name="P2"/>
      <text:p text:style-name="P2">Nagoya Prefecture – Has one more arcade to make up for being otherwise bland in some parts. Bordering the 'rice fields', been there since ancient times in the Shogun and “samurai” era as a lot of people joke about. For some reason to make jokes about it is important to people. Life is slow here. Still a popular destination spot for tourists and the like.</text:p>
      <text:p text:style-name="P2"/>
      <text:p text:style-name="P2">Itsuo Arcade – central to the red light district is several malls that ended up selling the ownership rights to its location prior to the popularization of the area. One of the few 'adult' hubs that sells drinks and caters to a larger audience</text:p>
      <text:p text:style-name="P2"/>
      <text:p text:style-name="P2">Niyahama prefecture - </text:p>
      <text:p text:style-name="P2"/>
      <text:p text:style-name="P2">Simogoto Block – housing districts and restaurant districts</text:p>
      <text:p text:style-name="P2"><text:soft-page-break/></text:p>
      <text:p text:style-name="P2">Infuoso Bar – Popular go to spot for gamers, more of a store of corner shop than a bar is what people say<text:line-break/></text:p>
      <text:p text:style-name="P2">Esquer Arcade – Slightly odd arcade in slightly off-color area, bordering the outer area near the bustling center of Niyahama prefecture</text:p>
      <text:p text:style-name="P2"/>
      <text:p text:style-name="P2">Itsujo Arcade 'Sijuya' – Common colloquialism on Itsujo is the capacity even given earthquake standards in the area, which according to lot of people is different than other prefe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22T11:32:01.84</meta:creation-date>
    <dc:date>2023-04-13T15:31:24.99</dc:date>
    <meta:editing-duration>PT8H16M50S</meta:editing-duration>
    <meta:editing-cycles>72</meta:editing-cycles>
    <meta:generator>OpenOffice/4.1.7$Win32 OpenOffice.org_project/417m1$Build-9800</meta:generator>
    <meta:document-statistic meta:table-count="0" meta:image-count="0" meta:object-count="0" meta:page-count="5" meta:paragraph-count="85" meta:word-count="2373" meta:character-count="13069"/>
  </office:meta>
</office:document-meta>
</file>